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1.57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style-name="ce2" office:value-type="string" calcext:value-type="string">
            <text:p>имя</text:p>
          </table:table-cell>
          <table:table-cell table:style-name="ce3" office:value-type="string" calcext:value-type="string">
            <text:p>цена</text:p>
          </table:table-cell>
          <table:table-cell table:style-name="ce3" office:value-type="string" calcext:value-type="string">
            <text:p>кол</text:p>
          </table:table-cell>
          <table:table-cell table:style-name="ce3"/>
          <table:table-cell table:style-name="ce3" office:value-type="string" calcext:value-type="string">
            <text:p>Ст-ть</text:p>
          </table:table-cell>
          <table:table-cell/>
        </table:table-row>
        <table:table-row table:style-name="ro1">
          <table:table-cell office:value-type="string" calcext:value-type="string">
            <text:p>Молоко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]*[.C4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вафли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]*[.C5]"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йогурт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]*[.C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помидоры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]*[.C7]"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string" calcext:value-type="string">
            <text:p>индейка грудка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]*[.C8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бройлер голень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9]*[.C9]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бройлер бедро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0]*[.C10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блины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1]*[.C11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хлеб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2]*[.C12]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яйцо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]*[.C13]"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string" calcext:value-type="string">
            <text:p>майонез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4]*[.C14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пюре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5]*[.C1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варенье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6]*[.C16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картошка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7]*[.C17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рыба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фасоль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9]*[.C19]"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цв капуста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0]*[.C20]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сыр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1]*[.C21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груши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2]*[.C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яблоки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3]*[.C23]"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бумага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B24]*[.C24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масло растит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5]*[.C25]"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масло слив</text:p>
          </table:table-cell>
          <table:table-cell table:number-columns-repeated="3"/>
          <table:table-cell table:formula="of:=[.B26]*[.C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порошок</text:p>
          </table:table-cell>
          <table:table-cell office:value-type="float" office:value="380" calcext:value-type="float">
            <text:p>380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B27]*[.C27]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творог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8]*[.C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овсянка</text:p>
          </table:table-cell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B29]*[.C29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салат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0]*[.C30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огурцы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1]*[.C31]"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4"/>
          <table:table-cell table:formula="of:=[.B32]*[.C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B33]*[.C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B34]*[.C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[.B36]*[.C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SUM([.E4:.E36])" office:value-type="float" office:value="4475" calcext:value-type="float">
            <text:p>4475</text:p>
          </table:table-cell>
          <table:table-cell table:formula="of:=[.E37]*4" office:value-type="float" office:value="17900" calcext:value-type="float">
            <text:p>17900</text:p>
          </table:table-cell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.00.0000</text:date>, <text:time style:data-style-name="N2" text:time-value="17:03:19.39734944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22:41:00.723506372</meta:creation-date>
    <meta:generator>LibreOffice/6.4.5.2$Linux_X86_64 LibreOffice_project/40$Build-2</meta:generator>
    <dc:date>2020-11-22T17:05:42.673081452</dc:date>
    <meta:editing-duration>PT14M22S</meta:editing-duration>
    <meta:editing-cycles>5</meta:editing-cycles>
    <meta:document-statistic meta:table-count="1" meta:cell-count="117" meta:object-count="0"/>
  </office:meta>
</office:document-meta>
</file>